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6e558" officeooo:paragraph-rsid="0016e558"/>
    </style:style>
    <style:style style:name="P2" style:family="paragraph" style:parent-style-name="Text_20_body">
      <style:text-properties officeooo:rsid="0016e558" officeooo:paragraph-rsid="0016e558"/>
    </style:style>
    <style:style style:name="P3" style:family="paragraph" style:parent-style-name="Text_20_body">
      <style:text-properties style:font-name="Arial" officeooo:rsid="0016e558" officeooo:paragraph-rsid="00184e86"/>
    </style:style>
    <style:style style:name="P4" style:family="paragraph" style:parent-style-name="Text_20_body">
      <style:text-properties style:font-name="Arial" officeooo:rsid="0016e558" officeooo:paragraph-rsid="0016e558"/>
    </style:style>
    <style:style style:name="P5" style:family="paragraph" style:parent-style-name="Text_20_body">
      <style:text-properties style:font-name="Arial" fo:font-style="italic" fo:font-weight="bold" officeooo:rsid="00184e86" officeooo:paragraph-rsid="00184e86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Arial" officeooo:rsid="00184e86" officeooo:paragraph-rsid="00184e86"/>
    </style:style>
    <style:style style:name="P7" style:family="paragraph" style:parent-style-name="Text_20_body">
      <style:text-properties style:font-name="Arial" fo:font-style="normal" fo:font-weight="normal" officeooo:rsid="00184e86" officeooo:paragraph-rsid="00184e86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Arial" fo:font-style="normal" fo:font-weight="normal" officeooo:rsid="00197f47" officeooo:paragraph-rsid="00197f47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officeooo:rsid="00184e86" style:font-style-asian="italic" style:font-weight-asian="bold" style:font-style-complex="italic" style:font-weight-complex="bold"/>
    </style:style>
    <style:style style:name="T2" style:family="text">
      <style:text-properties officeooo:rsid="00184e86"/>
    </style:style>
    <style:style style:name="T3" style:family="text">
      <style:text-properties officeooo:rsid="00197f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a para o Jogo</text:p>
      <text:p text:style-name="P2"/>
      <text:p text:style-name="P3"><text:span text:style-name="T1">Cena 1*</text:span><text:tab/></text:p>
      <text:p text:style-name="P3"><text:tab/>Inicia com uma perseguição. O protagonista Está em um beco indo atrás de um gato bem safo, que acaba o baleando na barriga <text:span text:style-name="T2">e fugindo.</text:span></text:p>
      <text:p text:style-name="P4">tela preta escrita “Acho que dessa eu não saio...”.</text:p>
      <text:p text:style-name="P4"/>
      <text:p text:style-name="P5">Cena 2*</text:p>
      <text:p text:style-name="P4"><text:tab/>próxima cena o protagonista está em um hospital com o chefe de polícia Gordon (Um urso negro) conversando sobre a noite passada, na qual ele foi baleado.</text:p>
      <text:p text:style-name="P4">- <text:span text:style-name="T2">Enfim, muito obrigado por me salvar, chefe. (Protagonista)</text:span></text:p>
      <text:p text:style-name="P4">- <text:span text:style-name="T2">Você ainda tem alguns casos pra resolver, e eu não quero mais trabalho. (Gordon)</text:span></text:p>
      <text:p text:style-name="P4">- <text:span text:style-name="T2">Mas então, como você foi para</text:span><text:span text:style-name="T3">r</text:span><text:span text:style-name="T2"> naquela situação? (Gordon)</text:span></text:p>
      <text:p text:style-name="P4">- <text:span text:style-name="T2">Assim que localizei ele, avisei a equipe, porém demoraram muito. (Protagonista) </text:span></text:p>
      <text:p text:style-name="P4">- <text:span text:style-name="T2">Então você foi dar uma de herói e quase morreu! Conhece o regulamento. (Chefe)</text:span></text:p>
      <text:p text:style-name="P4">- <text:span text:style-name="T2">Me desculpe, Chefe. Gostaria de dizer que não vai se repetir, mas duvido muito. (Protagonista)</text:span></text:p>
      <text:p text:style-name="P4">- <text:span text:style-name="T2">Vocês jovens não cansam mesmo. (Gordon)</text:span></text:p>
      <text:p text:style-name="P6">- Bom, já que não posso te impedir de ir atrás dele, vou conseguir uma equipe para você (Gordon)</text:p>
      <text:p text:style-name="P6">- Fico imensamente grato, Chefe.</text:p>
      <text:p text:style-name="P6">*Tela preta <text:span text:style-name="T3">mostrando escrito “1 mês depois”</text:span>*</text:p>
      <text:p text:style-name="P6"/>
      <text:p text:style-name="P5">Cena 3*</text:p>
      <text:p text:style-name="P7"><text:tab/><text:span text:style-name="T3">No escritório, o Chefe chega até o protagonista e diz:</text:span></text:p>
      <text:p text:style-name="P7">- <text:span text:style-name="T3">Bom dia, {nome do protagonista}! Preparado para escolher quem vai estar na sua equipe? (Gordon)</text:span></text:p>
      <text:p text:style-name="P7">- <text:span text:style-name="T3">Sim, Chefe Gordon.</text:span></text:p>
      <text:p text:style-name="P7"/>
      <text:p text:style-name="P8">E então começa a tela de seleção finalmente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01:05:56.014920600</meta:creation-date>
    <dc:date>2026-03-20T02:07:22.328454800</dc:date>
    <meta:editing-duration>PT19M52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1" meta:word-count="224" meta:character-count="1270" meta:non-whitespace-character-count="1062"/>
  </office:meta>
</office:document-meta>
</file>